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Six: Storytelling</text:h>
      <text:p text:style-name="Text_20_body">Here’s some dummy chapter content to keep the splitting thing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2T21:59:57</dc:date>
    <meta:editing-duration>PT00H00M1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14" meta:character-count="99"/>
    <meta:template xlink:type="simple" xlink:actuate="onRequest" xlink:title="" xlink:href="../Discordians.odm" meta:date="2010-08-12T21:18:01"/>
  </office:meta>
</office:document-meta>
</file>